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232.6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buyback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al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tp_bas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6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ove_ba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defend_tower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cree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/>
          <table:table-cell table:style-name="ce4" office:value-type="string" calcext:value-type="string">
            <text:p>stop_attac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her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office:value-type="string" calcext:value-type="string">
            <text:p>stop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starting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tarting_items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3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2" table:number-rows-repeated="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7:50:59.665873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8T17:58:50.919713330</dc:date>
    <meta:editing-duration>P2DT14H29M53S</meta:editing-duration>
    <meta:editing-cycles>2514</meta:editing-cycles>
    <dc:creator>Ilya Shpigor</dc:creator>
    <meta:document-statistic meta:table-count="4" meta:cell-count="577" meta:object-count="0"/>
  </office:meta>
</office:document-meta>
</file>